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P2" style:family="paragraph" style:parent-style-name="Normal" style:master-page-name="MP0">
      <style:paragraph-properties fo:text-align="center" style:justify-single-word="false" style:page-number="auto" fo:break-before="page"/>
    </style:style>
    <style:style style:name="T1" style:family="text">
      <style:text-properties officeooo:rsid="00171a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indicateurs de suivi du projet</text:p>
      <text:p text:style-name="Normal"/>
      <text:p text:style-name="P1">Indicateurs de délais</text:p>
      <text:p text:style-name="Normal">1) Ecart de durée</text:p>
      <text:p text:style-name="Normal">Cet indicateur permet de mesurer si une tâche est plus longue à accomplir que ce qui avait été initialement prévu.</text:p>
      <text:p text:style-name="Normal">On l’obtient en calculant (durée réelle – durée initiale) / durée initiale.</text:p>
      <text:p text:style-name="Normal">2) Ecart de délai</text:p>
      <text:p text:style-name="Normal">Cet indicateur vous montre si votre projet est en avance ou en retard sur <text:s/>le temps prévu au départ.</text:p>
      <text:p text:style-name="Normal">Calcul : <text:s/>temps initialement prévu – <text:s/>temps actuellement utilisé</text:p>
      <text:p text:style-name="Normal">Si le résultat est négatif, cela signifie que vous avez réussi à accomplir plus que prévu, et qu’il vous reste donc un plus <text:span text:style-name="T1">de temps</text:span> <text:span text:style-name="T1">pour</text:span> les tâches restantes.</text:p>
      <text:p text:style-name="Normal">3) Taux de dépassement</text:p>
      <text:p text:style-name="Normal">Cet indicateur vous donne un pourcentage du dépassement de temps pour une tâche donnée ou pour tout le projet.</text:p>
      <text:p text:style-name="Normal">Calcul : (dépassements / durées prévus) x 100</text:p>
      <text:p text:style-name="P1">Indicateurs de coût</text:p>
      <text:p text:style-name="Normal">1) Ecart de coût du projet</text:p>
      <text:p text:style-name="Normal">Grâce à cet indicateur, vous mesurez si le coût effectif du projet est différent du coût prévu initialement.</text:p>
      <text:p text:style-name="Normal">Cela donne : (coût réel – coût prévisionnel) / coût prévisionnel</text:p>
      <text:p text:style-name="Normal">2) Coût actuel du projet</text:p>
      <text:p text:style-name="Normal">Cet indicateur vous indique combien d’argent vous avez déjà dépensé pour le projet. </text:p>
      <text:p text:style-name="P1">Indicateur d’efficacité</text:p>
      <text:p text:style-name="Normal">1) Pourcentage des tâches réalisées</text:p>
      <text:p text:style-name="Normal">Pour obtenir une rapide vue d’ensemble des performances de votre projet.</text:p>
      <text:p text:style-name="Normal">2) Heures de travail planifiées vs situation actuelle</text:p>
      <text:p text:style-name="Normal">Cet indicateurs vous indique le nombre d’heures de travail planifiées pour le projet comparé au temps réellement passé. Vous pouvez utiliser cet indicateur à différents moments et sur différentes phases du projet.</text:p>
      <text:p text:style-name="Normal">Si la quantité d’heures passées dépasse largement ce qui était prévu, il est temps de réévaluer le temps planifié sur la totalité du projet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fr" style:country-asian="FR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fr" style:country-asian="FR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/>
    <dc:description/>
    <dc:subject/>
    <meta:initial-creator>benjamin53200@gmail.com</meta:initial-creator>
    <meta:creation-date>2019-02-04T09:51:00Z</meta:creation-date>
    <dc:date>2019-02-10T18:20:48.490000000</dc:date>
    <meta:editing-cycles>3</meta:editing-cycles>
    <meta:editing-duration>PT26M24S</meta:editing-duration>
    <meta:document-statistic meta:table-count="0" meta:image-count="0" meta:object-count="0" meta:page-count="1" meta:paragraph-count="24" meta:word-count="272" meta:character-count="1639" meta:non-whitespace-character-count="1384"/>
    <meta:template xlink:type="simple" xlink:actuate="onRequest" xlink:title="" xlink:href="Normal.dotm"/>
  </office:meta>
</office:document-meta>
</file>